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cm" loext:contextual-spacing="false" fo:line-height="120%" fo:text-align="justify" style:justify-single-word="false" fo:text-indent="0cm" style:auto-text-indent="false"/>
      <style:text-properties style:font-name="Liberation Serif" fo:language="en" fo:country="US" officeooo:rsid="001d2968" officeooo:paragraph-rsid="001d2968"/>
    </style:style>
    <style:style style:name="P2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7a094" officeooo:paragraph-rsid="0037a094"/>
    </style:style>
    <style:style style:name="P3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fo:language="en" fo:country="US" officeooo:paragraph-rsid="0039edbe"/>
    </style:style>
    <style:style style:name="P4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2cd10e" officeooo:paragraph-rsid="0037a094"/>
    </style:style>
    <style:style style:name="P5" style:family="paragraph" style:parent-style-name="Standard" style:list-style-name="L1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0fe5d" officeooo:paragraph-rsid="0037a094"/>
    </style:style>
    <style:style style:name="P6" style:family="paragraph" style:parent-style-name="Standard">
      <style:paragraph-properties fo:margin-top="0cm" fo:margin-bottom="0.25cm" loext:contextual-spacing="false" fo:line-height="120%" fo:text-align="justify" style:justify-single-word="false"/>
      <style:text-properties style:font-name="Liberation Serif" fo:language="en" fo:country="US" officeooo:rsid="00385dcc" officeooo:paragraph-rsid="003bd2f1"/>
    </style:style>
    <style:style style:name="P7" style:family="paragraph" style:parent-style-name="Heading">
      <style:paragraph-properties fo:text-align="center" style:justify-single-word="false"/>
      <style:text-properties style:font-name="Liberation Serif" fo:font-size="16pt" fo:language="en" fo:country="US" fo:font-style="normal" officeooo:rsid="0014c3c8" officeooo:paragraph-rsid="003991c4" style:font-size-asian="16pt" style:font-style-asian="normal" style:font-size-complex="16pt" style:font-style-complex="normal"/>
    </style:style>
    <style:style style:name="P8" style:family="paragraph" style:parent-style-name="Text_20_body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 officeooo:rsid="0036b314" officeooo:paragraph-rsid="0039c9f3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36b314" officeooo:paragraph-rsid="0039c9f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377cm"/>
        </style:tab-stops>
      </style:paragraph-properties>
      <style:text-properties fo:language="en" fo:country="US" officeooo:rsid="0039c9f3" officeooo:paragraph-rsid="0039c9f3"/>
    </style:style>
    <style:style style:name="P11" style:family="paragraph" style:parent-style-name="Text_20_body">
      <style:paragraph-properties fo:margin-top="0cm" fo:margin-bottom="0.25cm" loext:contextual-spacing="false" fo:text-align="justify" style:justify-single-word="false"/>
      <style:text-properties style:font-name="Liberation Serif" fo:language="en" fo:country="US" officeooo:paragraph-rsid="003991c4"/>
    </style:style>
    <style:style style:name="P12" style:family="paragraph" style:parent-style-name="Heading_20_2">
      <style:paragraph-properties fo:text-align="justify" style:justify-single-word="false">
        <style:tab-stops>
          <style:tab-stop style:position="0.377cm"/>
          <style:tab-stop style:position="0.699cm"/>
        </style:tab-stops>
      </style:paragraph-properties>
      <style:text-properties style:font-name="Liberation Serif" fo:language="en" fo:country="US"/>
    </style:style>
    <style:style style:name="P13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4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paragraph-rsid="0021c45d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5" style:family="paragraph" style:parent-style-name="Heading_20_2">
      <style:paragraph-properties fo:text-align="justify" style:justify-single-word="false">
        <style:tab-stops>
          <style:tab-stop style:position="0.377cm"/>
        </style:tab-stops>
      </style:paragraph-properties>
      <style:text-properties style:font-name="Liberation Serif" fo:font-size="16.1000003814697pt" fo:language="en" fo:country="US" fo:font-weight="bold" officeooo:rsid="001beff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16" style:family="paragraph" style:parent-style-name="Heading_20_1">
      <style:paragraph-properties fo:text-align="justify" style:justify-single-word="false"/>
      <style:text-properties style:font-name="Liberation Serif" fo:language="en" fo:country="US" officeooo:rsid="001d2968" officeooo:paragraph-rsid="001d2968"/>
    </style:style>
    <style:style style:name="P17" style:family="paragraph" style:parent-style-name="Heading_20_1">
      <style:text-properties style:font-name="Liberation Serif" fo:language="en" fo:country="US" officeooo:rsid="0028c13c" officeooo:paragraph-rsid="00132a4e"/>
    </style:style>
    <style:style style:name="T1" style:family="text">
      <style:text-properties style:font-name="Liberation Serif" officeooo:rsid="0036b314"/>
    </style:style>
    <style:style style:name="T2" style:family="text">
      <style:text-properties style:font-name="Liberation Serif" officeooo:rsid="0037a094"/>
    </style:style>
    <style:style style:name="T3" style:family="text">
      <style:text-properties style:font-name="Liberation Serif" officeooo:rsid="0039edb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style="normal" officeooo:rsid="0036efea" style:font-style-asian="normal" style:font-style-complex="normal"/>
    </style:style>
    <style:style style:name="T6" style:family="text">
      <style:text-properties fo:font-style="normal" officeooo:rsid="0038331d" style:font-style-asian="normal" style:font-style-complex="normal"/>
    </style:style>
    <style:style style:name="T7" style:family="text">
      <style:text-properties fo:font-style="normal" officeooo:rsid="00132a4e" style:font-style-asian="normal" style:font-style-complex="normal"/>
    </style:style>
    <style:style style:name="T8" style:family="text">
      <style:text-properties fo:font-style="normal" officeooo:rsid="0014c3c8" style:font-style-asian="normal" style:font-style-complex="normal"/>
    </style:style>
    <style:style style:name="T9" style:family="text">
      <style:text-properties fo:font-style="normal" officeooo:rsid="0015c905" style:font-style-asian="normal" style:font-style-complex="normal"/>
    </style:style>
    <style:style style:name="T10" style:family="text">
      <style:text-properties officeooo:rsid="0037a094"/>
    </style:style>
    <style:style style:name="T11" style:family="text">
      <style:text-properties officeooo:rsid="0015c905"/>
    </style:style>
    <style:style style:name="T12" style:family="text">
      <style:text-properties officeooo:rsid="0039c9f3"/>
    </style:style>
    <style:style style:name="T13" style:family="text">
      <style:text-properties officeooo:rsid="0039edbe"/>
    </style:style>
    <style:style style:name="T14" style:family="text">
      <style:text-properties officeooo:rsid="003a056e"/>
    </style:style>
    <style:style style:name="T15" style:family="text">
      <style:text-properties officeooo:rsid="003bd2f1"/>
    </style:style>
    <style:style style:name="T16" style:family="text">
      <style:text-properties officeooo:rsid="003e0e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AjiL: enabling model-driven microservice development</text:span></text:p>
      <text:h text:style-name="P16" text:outline-level="1">Main idea</text:h>
      <text:h text:style-name="P12" text:outline-level="2" text:restart-numbering="true" text:start-value="-1">State of problem</text:h>
      <text:p text:style-name="P8"><text:span text:style-name="T12">To ease the effort of redundantly and cumbersome handcrafting of implementation in the development process of MSAs leveraging Model-driven Engineering (MDE).</text:span>.</text:p>
      <text:h text:style-name="P14" text:outline-level="2">Why it's an interesting problem</text:h>
      <text:p text:style-name="P10">The development of microservice-based architectures typically involves tedious development tasks, e.g., to configure the necessary infrastructural components or to establish the interface-based communication between services.</text:p>
      <text:p text:style-name="P9"><text:span text:style-name="T12">The advantages of MSA like scalability, resilience, and extensibility naturally come at the cost of an increased development effort especially in the early stages of MSA development in comparison to a monolithic approach</text:span>.</text:p>
      <text:h text:style-name="P13" text:outline-level="2">What solution that is proposed achieves</text:h>
      <text:p text:style-name="P1">The <text:span text:style-name="T4">key contributions</text:span> of this paper are as follows:</text:p>
      <text:list xml:id="list5974619545937054905" text:style-name="L1">
        <text:list-item>
          <text:p text:style-name="P3"><text:span text:style-name="T3">present the prototypical research tool AjiL(Aji Modeling Tool)</text:span><text:span text:style-name="T1">, </text:span><text:span text:style-name="T3">a tool which aims to ease the necessary development effort with the means of graphical modeling and code generation.</text:span></text:p>
        </text:list-item>
      </text:list>
      <text:p text:style-name="P6"><text:span text:style-name="T13">It comprises three major components: based on the lightweight graphical domain-specific modeling language (DSML) Aji Modeling Language, the Eclipse-based Aji Editor can create microservice system diagrams, which can be used by the Aji Spring Cloud Generator to perform Model-to-Code(M2C) transformations and to generate system foundations based on Java and Spring Cloud Netflix.</text:span></text:p>
      <text:h text:style-name="P15" text:outline-level="2">What follows from the solutions</text:h>
      <text:p text:style-name="P6"><text:span text:style-name="T15">The authors used AjiL in research projects as well as academic lecturing. Based on their experiences, they think model-driven microservice development bears great potential to further raise productivity and ease the development effort of MSAs.</text:span>.</text:p>
      <text:h text:style-name="P17" text:outline-level="1">References</text:h>
      <text:p text:style-name="P11"><text:span text:style-name="T5">[1] </text:span><text:span text:style-name="T9">J. Sorgalla, P. Wizenty, F. Rademacher, S. Sachweh, A. Zündorf, </text:span><text:span text:style-name="T6">"</text:span><text:span text:style-name="T9">AjiL: enabling model-driven microservice development</text:span><text:span text:style-name="T6">",</text:span><text:span text:style-name="T9"> </text:span><text:span text:style-name="T7">12th ECSA, </text:span><text:span text:style-name="T9">Tools and Demos, 1:1-1:4, </text:span><text:span text:style-name="T8">September,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13T13:42:53.155649993</dc:date>
    <dc:creator>YUWEI WANG</dc:creator>
    <meta:editing-duration>PT4H41M5S</meta:editing-duration>
    <meta:editing-cycles>42</meta:editing-cycles>
    <meta:generator>LibreOffice/4.3.3.2$Linux_X86_64 LibreOffice_project/430m0$Build-2</meta:generator>
    <meta:document-statistic meta:table-count="0" meta:image-count="0" meta:object-count="0" meta:page-count="1" meta:paragraph-count="15" meta:word-count="260" meta:character-count="1849" meta:non-whitespace-character-count="1599"/>
  </office:meta>
</office:document-meta>
</file>